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340000000E433891CC.png"/>
  <manifest:file-entry manifest:media-type="image/png" manifest:full-path="Pictures/100000000000004B0000012C8067281A.png"/>
  <manifest:file-entry manifest:media-type="image/png" manifest:full-path="Pictures/10000201000001E1000000FFBBEF2E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presentation_5f_template-subtitle" style:list-style-name="L4">
      <style:graphic-properties draw:fill-color="#ffffff" draw:auto-grow-height="true" fo:min-height="15.393cm"/>
    </style:style>
    <style:style style:name="pr2" style:family="presentation" style:parent-style-name="presentation_5f_template-notes">
      <style:graphic-properties draw:fill-color="#ffffff" draw:auto-grow-height="true" fo:min-height="11.413cm"/>
    </style:style>
    <style:style style:name="pr3" style:family="presentation" style:parent-style-name="presentation_5f_template-title">
      <style:graphic-properties draw:fill-color="#ffffff" draw:auto-grow-height="true" fo:min-height="1.91cm"/>
    </style:style>
    <style:style style:name="pr4" style:family="presentation" style:parent-style-name="presentation_5f_template-outline1">
      <style:graphic-properties draw:fill-color="#ffffff" draw:auto-grow-height="true" fo:min-height="15.393cm"/>
    </style:style>
    <style:style style:name="pr5" style:family="presentation" style:parent-style-name="presentation_5f_template-notes">
      <style:graphic-properties draw:fill-color="#ffffff" fo:min-height="11.162cm"/>
    </style:style>
    <style:style style:name="pr6" style:family="presentation" style:parent-style-name="presentation_5f_template-outline1">
      <style:graphic-properties draw:fill-color="#ffffff" draw:auto-grow-height="true" fo:min-height="16.29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5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1.2cm" fo:margin-right="0cm" text:enable-numbering="false" fo:text-indent="-0.9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340000000E433891CC.png" xlink:type="simple" xlink:show="embed" xlink:actuate="onLoad">
        <style:list-level-properties text:space-before="0.3cm" text:min-label-width="0.9cm" style:vertical-pos="middle" style:vertical-rel="line" fo:width="1.2cm" fo:height="0.323cm"/>
      </text:list-level-style-image>
      <text:list-level-style-bullet text:level="2" text:bullet-char="•">
        <style:list-level-properties text:space-before="1.6cm" text:min-label-width="0.8cm"/>
        <style:text-properties fo:font-family="'Bitstream Vera Sans'" style:font-family-generic="swiss" style:font-pitch="variable" fo:color="#9999cc" fo:font-size="150%"/>
      </text:list-level-style-bullet>
      <text:list-level-style-bullet text:level="3" text:bullet-char="o">
        <style:list-level-properties text:space-before="3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4" text:bullet-char="o">
        <style:list-level-properties text:space-before="4.2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5" text:bullet-char="o">
        <style:list-level-properties text:space-before="5.4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6" text:bullet-char="o">
        <style:list-level-properties text:space-before="6.6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7" text:bullet-char="o">
        <style:list-level-properties text:space-before="7.8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8" text:bullet-char="o">
        <style:list-level-properties text:space-before="9cm" text:min-label-width="0.6cm"/>
        <style:text-properties fo:font-family="'Bitstream Vera Sans'" style:font-family-generic="swiss" style:font-pitch="variable" fo:color="#9999cc" fo:font-size="90%"/>
      </text:list-level-style-bullet>
      <text:list-level-style-bullet text:level="9" text:bullet-char="o">
        <style:list-level-properties text:space-before="10.2cm" text:min-label-width="0.6cm"/>
        <style:text-properties fo:font-family="'Bitstream Vera Sans'" style:font-family-generic="swiss" style:font-pitch="variable" fo:color="#9999cc" fo:font-size="90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title</presentation:footer-decl>
      <draw:page draw:name="OpenOffice.org around the Globe" draw:style-name="dp1" draw:master-page-name="presentation_5f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3.624cm" svg:height="15.393cm" svg:x="3.779cm" svg:y="3.78cm" presentation:class="subtitle">
          <draw:text-box>
            <text:list text:style-name="L1">
              <text:list-item>
                <text:list>
                  <text:list-item>
                    <text:p text:style-name="P1">OpenOffice.org around the globe: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the Native-Language Confed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" presentation:class="page"/>
          <draw:frame presentation:style-name="pr2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  <draw:page draw:name="Agenda" draw:style-name="dp3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6cm" presentation:class="title">
          <draw:text-box>
            <text:p text:style-name="P3">Agenda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A Native-Lang Confederation: WHY?</text:p>
              </text:list-item>
            </text:list>
            <text:list text:style-name="L3">
              <text:list-item>
                <text:p text:style-name="P4">Think local, Act global</text:p>
              </text:list-item>
            </text:list>
            <text:list text:style-name="L3">
              <text:list-item>
                <text:p text:style-name="P4">Present and Future challenges</text:p>
              </text:list-item>
            </text:list>
            <text:list text:style-name="L3">
              <text:list-item>
                <text:p text:style-name="P4">Facts, figures, status update</text:p>
              </text:list-item>
            </text:list>
            <text:list text:style-name="L3">
              <text:list-item>
                <text:p text:style-name="P4">Final Thought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2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418cm" svg:y="0.259cm" presentation:class="title" presentation:user-transformed="true">
          <draw:text-box>
            <text:p text:style-name="P3">the NLC: WHY?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the need to foster OpenOffice.org in every language in the world</text:p>
              </text:list-item>
            </text:list>
            <text:list text:style-name="L3">
              <text:list-item>
                <text:p text:style-name="P4">providing a home for the native-language communities in OpenOffice.org</text:p>
              </text:list-item>
            </text:list>
            <text:list text:style-name="L3">
              <text:list-item>
                <text:p text:style-name="P4">supporting users</text:p>
              </text:list-item>
            </text:list>
            <text:list text:style-name="L3">
              <text:list-item>
                <text:p text:style-name="P4">growing OpenOffice.org market and mind share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3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2.957cm" svg:x="0.5cm" svg:y="0.5cm" presentation:class="title" presentation:user-transformed="true">
          <draw:text-box>
            <text:p text:style-name="P3">Think Local, act Global</text:p>
          </draw:text-box>
        </draw:frame>
        <draw:frame presentation:style-name="pr4" draw:text-style-name="P4" draw:layer="layout" svg:width="23.624cm" svg:height="15.393cm" svg:x="3.779cm" svg:y="3.78cm" presentation:class="outline">
          <draw:text-box>
            <text:list text:style-name="L3">
              <text:list-item>
                <text:p text:style-name="P4">native-language projects grow the manpower of the OOo project</text:p>
              </text:list-item>
            </text:list>
            <text:list text:style-name="L3">
              <text:list-item>
                <text:p text:style-name="P4">it helps bringing developers to the project</text:p>
              </text:list-item>
            </text:list>
            <text:list text:style-name="L3">
              <text:list-item>
                <text:p text:style-name="P4">but it also brings other contributions to OOo: QA, documentation, new ideas, enhancements, extensions, templates, artwork, etc.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4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2.957cm" svg:x="0.5cm" svg:y="0.5cm" presentation:class="title" presentation:user-transformed="true">
          <draw:text-box>
            <text:p text:style-name="P3">Think Local, act Global</text:p>
          </draw:text-box>
        </draw:frame>
        <draw:frame presentation:style-name="pr4" draw:text-style-name="P4" draw:layer="layout" svg:width="23.624cm" svg:height="16.644cm" svg:x="3.779cm" svg:y="3.78cm" presentation:class="outline" presentation:user-transformed="true">
          <draw:text-box>
            <text:list text:style-name="L3">
              <text:list-item>
                <text:p text:style-name="P4">OpenOffice.org is not a company nor a commercial product</text:p>
              </text:list-item>
            </text:list>
            <text:list text:style-name="L3">
              <text:list-item>
                <text:p text:style-name="P4">there is no real product strategy outside the marketing communication and PR</text:p>
              </text:list-item>
            </text:list>
            <text:list text:style-name="L3">
              <text:list-item>
                <text:p text:style-name="P4">the success and growth of OOo is being built locally, with the users and its potential adopters</text:p>
              </text:list-item>
            </text:list>
            <text:list text:style-name="L3">
              <text:list-item>
                <text:p text:style-name="P4">thus the NLC helps bringing a wealth of ideas and information to the OOo development team</text:p>
              </text:list-item>
            </text:list>
            <text:list text:style-name="L3">
              <text:list-item>
                <text:p text:style-name="P4">OOo in turn integrates the input of the NLC and enhances both its software and its project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5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2.957cm" svg:x="0.219cm" svg:y="0.043cm" presentation:class="title" presentation:user-transformed="true">
          <draw:text-box>
            <text:p text:style-name="P3">Present &amp; Future challenges</text:p>
          </draw:text-box>
        </draw:frame>
        <draw:frame presentation:style-name="pr6" draw:text-style-name="P4" draw:layer="layout" svg:width="24cm" svg:height="16.296cm" svg:x="3.5cm" svg:y="3.5cm" presentation:class="outline" presentation:user-transformed="true">
          <draw:text-box>
            <text:list text:style-name="L3">
              <text:list-item>
                <text:p text:style-name="P4">educating potential developers</text:p>
              </text:list-item>
            </text:list>
            <text:list text:style-name="L3">
              <text:list-item>
                <text:p text:style-name="P4">closing the walled garden effect</text:p>
              </text:list-item>
            </text:list>
            <text:list text:style-name="L3">
              <text:list-item>
                <text:p text:style-name="P4">solving common i18n and l10n issues</text:p>
              </text:list-item>
            </text:list>
            <text:list text:style-name="L3">
              <text:list-item>
                <text:p text:style-name="P4">working at the G11N (thanks Sun! ;-) )</text:p>
              </text:list-item>
            </text:list>
            <text:list text:style-name="L3">
              <text:list-item>
                <text:p text:style-name="P4">harmonizing the documentation (both end-user and developer)</text:p>
              </text:list-item>
            </text:list>
            <text:list text:style-name="L3">
              <text:list-item>
                <text:p text:style-name="P4">supporting native-lang communities'promotional work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6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2.957cm" svg:x="0.219cm" svg:y="0.043cm" presentation:class="title" presentation:user-transformed="true">
          <draw:text-box>
            <text:p text:style-name="P3">Present &amp; Future challenges</text:p>
          </draw:text-box>
        </draw:frame>
        <draw:frame presentation:style-name="pr6" draw:text-style-name="P4" draw:layer="layout" svg:width="24cm" svg:height="16.296cm" svg:x="3.5cm" svg:y="3.5cm" presentation:class="outline" presentation:user-transformed="true">
          <draw:text-box>
            <text:list text:style-name="L3">
              <text:list-item>
                <text:p text:style-name="P4">pooling ressources between the native-lang projects</text:p>
              </text:list-item>
            </text:list>
            <text:list text:style-name="L3">
              <text:list-item>
                <text:p text:style-name="P4">as OOo becomes more successful, more conflicts appear here and there</text:p>
              </text:list-item>
            </text:list>
            <text:list text:style-name="L3">
              <text:list-item>
                <text:p text:style-name="P4">governance &amp; representation issues have to be solved</text:p>
              </text:list-item>
            </text:list>
            <text:list text:style-name="L3">
              <text:list-item>
                <text:p text:style-name="P4">End users should be able to find relevant info when and where needed. Example: the langpack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7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presentation_5f_template" presentation:presentation-page-layout-name="AL2T1" presentation:use-footer-name="ftr1">
        <office:forms form:automatic-focus="false" form:apply-design-mode="false"/>
        <draw:frame presentation:style-name="pr3" draw:text-style-name="P3" draw:layer="layout" svg:width="16.281cm" svg:height="2.957cm" svg:x="0.5cm" svg:y="0.5cm" presentation:class="title" presentation:user-transformed="true">
          <draw:text-box>
            <text:p text:style-name="P3">Facts, Figures &amp; Status update</text:p>
          </draw:text-box>
        </draw:frame>
        <draw:frame presentation:style-name="pr4" draw:text-style-name="P4" draw:layer="layout" svg:width="23.624cm" svg:height="15.393cm" svg:x="3.779cm" svg:y="3.78cm" presentation:class="outline" presentation:user-transformed="true">
          <draw:text-box>
            <text:list text:style-name="L3">
              <text:list-item>
                <text:p text:style-name="P4">85 native-lang projects (level 1&amp;2)</text:p>
              </text:list-item>
            </text:list>
            <text:list text:style-name="L3">
              <text:list-item>
                <text:p text:style-name="P4">more than 50 % of the downloads on the servers registered by our mirrors project</text:p>
              </text:list-item>
            </text:list>
            <text:list text:style-name="L3">
              <text:list-item>
                <text:p text:style-name="P4">OOo is now available in the ten most spoken languages in the world (and is available far beyond those languages)</text:p>
              </text:list-item>
            </text:list>
            <text:list text:style-name="L3">
              <text:list-item>
                <text:p text:style-name="P4">Millions of computers migrated to OOo thanks to our dense network of communities</text:p>
              </text:list-item>
            </text:list>
            <text:list text:style-name="L3">
              <text:list-item>
                <text:p text:style-name="P4">the ASIAPAC region is still underrepresented</text:p>
              </text:list-item>
            </text:list>
            <text:list text:style-name="L3">
              <text:list-item>
                <text:p text:style-name="P4">native-lang websites are underused; the wiki should help bringing them back on track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8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5cm" svg:y="1.023cm" presentation:class="title" presentation:user-transformed="true">
          <draw:text-box>
            <text:p text:style-name="P3">Final thoughts</text:p>
          </draw:text-box>
        </draw:frame>
        <draw:frame presentation:style-name="pr4" draw:text-style-name="P4" draw:layer="layout" svg:width="23.624cm" svg:height="15.393cm" svg:x="3.779cm" svg:y="3.78cm" presentation:class="outline" presentation:user-transformed="true">
          <draw:text-box>
            <text:list text:style-name="L3">
              <text:list-item>
                <text:p text:style-name="P4">a native-language project is a tremendous amount of work, but is vital to OOo</text:p>
              </text:list-item>
            </text:list>
            <text:list text:style-name="L3">
              <text:list-item>
                <text:p text:style-name="P4">it can help saving a “minority language” from death</text:p>
              </text:list-item>
            </text:list>
            <text:list text:style-name="L3">
              <text:list-item>
                <text:p text:style-name="P4">language and office suite are important to one each other</text:p>
              </text:list-item>
            </text:list>
            <text:list text:style-name="L3">
              <text:list-item>
                <text:p text:style-name="P4">the NLC is one of the greatest achievements of OOo (YES!) </text:p>
              </text:list-item>
            </text:list>
            <text:list text:style-name="L3">
              <text:list-item>
                <text:p text:style-name="P4">the NLC is a great place to be, and it is a group of great people; I'm honoured to help them since 5 years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9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esentation_5f_template" presentation:presentation-page-layout-name="AL2T1" presentation:use-footer-name="ftr1">
        <draw:frame presentation:style-name="pr3" draw:text-style-name="P3" draw:layer="layout" svg:width="16.281cm" svg:height="1.91cm" svg:x="0.5cm" svg:y="1.023cm" presentation:class="title" presentation:user-transformed="true">
          <draw:text-box>
            <text:p text:style-name="P3">Final thoughts</text:p>
          </draw:text-box>
        </draw:frame>
        <draw:frame presentation:style-name="pr4" draw:text-style-name="P4" draw:layer="layout" svg:width="23.624cm" svg:height="15.393cm" svg:x="3.779cm" svg:y="3.78cm" presentation:class="outline" presentation:user-transformed="true">
          <draw:text-box>
            <text:list text:style-name="L3">
              <text:list-item>
                <text:p text:style-name="P4">The Native-Language Confederation is the “dot” in OpenOffice.org</text:p>
              </text:list-item>
            </text:list>
            <text:list text:style-name="L3">
              <text:list-item>
                <text:p text:style-name="P4">Meet us:<text:a xlink:href="http://native-lang.openoffice.org/">http://native-lang.openoffice.org</text:a></text:p>
              </text:list-item>
            </text:list>
            <text:list text:style-name="L3">
              <text:list-item>
                <text:p text:style-name="P4">wiki: <text:a xlink:href="http://services.wiki.openoffice.org/wiki/NLC">http://services.wiki.openoffice.org/wiki/NLC</text:a></text:p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/>
              </text:list-item>
            </text:list>
            <text:list text:style-name="L3">
              <text:list-item>
                <text:p text:style-name="P5"><text:s text:c="14"/>QUESTIONS? / Thank you!</text:p>
              </text:list-item>
            </text:list>
          </draw:text-box>
        </draw:frame>
        <presentation:notes draw:style-name="dp2">
          <draw:page-thumbnail draw:style-name="gr1" draw:layer="layout" svg:width="13.715cm" svg:height="2.957cm" svg:x="3.641cm" svg:y="5.246cm" draw:page-number="10" presentation:class="page"/>
          <draw:frame presentation:style-name="pr5" draw:text-style-name="P2" draw:layer="layout" svg:width="14.515cm" svg:height="11.162cm" svg:x="3.249cm" svg:y="14.13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pitch-asian="variable" style:font-size-asian="24pt" style:language-asian="fr" style:country-asian="FR" style:font-family-complex="Lucidasans" style:font-pitch-complex="variable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geNb" style:family="graphic" style:parent-style-name="standard">
      <style:graphic-properties draw:stroke="none" draw:stroke-dash="Dash_20_1" draw:fill="none" draw:fill-gradient-name="Gradient_20_7" draw:fill-hatch-name="Hatch_20_4" draw:fill-image-name="Bitmape_20_5" draw:fill-image-width="0cm" draw:fill-image-height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TitreChapitre" style:family="graphic" style:parent-style-name="standard">
      <style:graphic-properties draw:stroke="none" draw:stroke-dash="Dash_20_1" draw:fill="none" draw:fill-gradient-name="Gradient_20_8" draw:fill-hatch-name="Hatch_20_4" draw:fill-image-name="Bitmape_20_5" draw:fill-image-width="0cm" draw:fill-image-height="0cm">
        <text:list-style>
          <text:list-level-style-bullet text:level="1" text:bullet-char="●">
            <style:list-level-properties text:space-before="0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text-indent="0cm">
        <style:tab-stops/>
      </style:paragraph-properties>
      <style:text-properties fo:color="#808080" fo:font-family="'Bitstream Vera Sans'" style:font-style-name="Italique" style:font-pitch="variable" fo:font-size="18pt" fo:font-style="oblique"/>
    </style:style>
    <style:style style:name="presentation_5f_template-title" style:display-name="presentation_template-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space-before="1.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5cm" fo:margin-right="0cm" fo:text-align="start" text:enable-numbering="false" fo:text-indent="0cm">
        <style:tab-stops/>
      </style:paragraph-properties>
      <style:text-properties fo:color="#666699" style:text-outline="false" style:text-line-through-style="none" fo:font-family="'Bitstream Vera Sans'" style:font-style-name="Gras" style:font-pitch="variable" fo:font-size="36pt" fo:font-style="normal" fo:text-shadow="none" style:text-underline-style="none" fo:font-weight="bold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presentation_5f_template-subtitle" style:display-name="presentation_templat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666699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background" style:display-name="presentation_template-background" style:family="presentation">
      <style:graphic-properties draw:stroke="none" draw:fill="none"/>
    </style:style>
    <style:style style:name="presentation_5f_template-backgroundobjects" style:display-name="presentation_template-backgroundobjects" style:family="presentation">
      <style:graphic-properties draw:stroke="none" draw:fill="none" draw:fill-image-width="0cm" draw:fill-image-height="0cm" draw:shadow="hidden" draw:shadow-offset-x="0.3cm" draw:shadow-offset-y="0.3cm" draw:shadow-color="#808080"/>
    </style:style>
    <style:style style:name="presentation_5f_template-notes" style:display-name="presentation_templat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presentation_5f_template-outline1" style:display-name="presentation_template-outline1" style:family="presentation">
      <style:graphic-properties draw:stroke="none" draw:fill="none">
        <text:list-style>
          <text:list-level-style-image text:level="1" xlink:href="Pictures/10000000000000340000000E433891CC.png" xlink:type="simple" xlink:show="embed" xlink:actuate="onLoad">
            <style:list-level-properties text:space-before="0.3cm" text:min-label-width="0.9cm" style:vertical-pos="middle" style:vertical-rel="line" fo:width="1.2cm" fo:height="0.323cm"/>
          </text:list-level-style-image>
          <text:list-level-style-bullet text:level="2" text:bullet-char="•">
            <style:list-level-properties text:space-before="1.6cm" text:min-label-width="0.8cm"/>
            <style:text-properties fo:font-family="'Bitstream Vera Sans'" style:font-family-generic="swiss" style:font-pitch="variable" fo:color="#9999cc" fo:font-size="150%"/>
          </text:list-level-style-bullet>
          <text:list-level-style-bullet text:level="3" text:bullet-char="o">
            <style:list-level-properties text:space-before="3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4" text:bullet-char="o">
            <style:list-level-properties text:space-before="4.2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5" text:bullet-char="o">
            <style:list-level-properties text:space-before="5.4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6" text:bullet-char="o">
            <style:list-level-properties text:space-before="6.6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7" text:bullet-char="o">
            <style:list-level-properties text:space-before="7.8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8" text:bullet-char="o">
            <style:list-level-properties text:space-before="9cm" text:min-label-width="0.6cm"/>
            <style:text-properties fo:font-family="'Bitstream Vera Sans'" style:font-family-generic="swiss" style:font-pitch="variable" fo:color="#9999cc" fo:font-size="90%"/>
          </text:list-level-style-bullet>
          <text:list-level-style-bullet text:level="9" text:bullet-char="o">
            <style:list-level-properties text:space-before="10.2cm" text:min-label-width="0.6cm"/>
            <style:text-properties fo:font-family="'Bitstream Vera Sans'" style:font-family-generic="swiss" style:font-pitch="variable" fo:color="#9999cc" fo:font-size="90%"/>
          </text:list-level-style-bullet>
        </text:list-style>
      </style:graphic-properties>
      <style:paragraph-properties fo:margin-left="1.044cm" fo:margin-right="0cm" fo:margin-top="0cm" fo:margin-bottom="0.433cm" text:enable-numbering="true" fo:text-indent="0cm"/>
      <style:text-properties fo:color="#333366" style:text-outline="false" style:text-line-through-style="none" fo:font-family="'Bitstream Vera Sans'" style:font-style-name="Normal" style:font-pitch="variable" fo:font-size="28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presentation_5f_template-outline2" style:display-name="presentation_template-outline2" style:family="presentation" style:parent-style-name="presentation_5f_template-outline1">
      <style:paragraph-properties fo:margin-left="2.4cm" fo:margin-right="0cm" fo:margin-top="0cm" fo:margin-bottom="0.4cm" fo:text-indent="-0.8cm"/>
      <style:text-properties fo:font-size="26pt" style:font-size-asian="28pt" style:font-size-complex="28pt"/>
    </style:style>
    <style:style style:name="presentation_5f_template-outline3" style:display-name="presentation_template-outline3" style:family="presentation" style:parent-style-name="presentation_5f_template-outline2">
      <style:paragraph-properties fo:margin-left="3.6cm" fo:margin-right="0cm" fo:margin-top="0cm" fo:margin-bottom="0.3cm" fo:text-indent="-0.6cm"/>
      <style:text-properties fo:font-size="24pt" fo:font-weight="normal" style:font-size-asian="24pt" style:font-size-complex="24pt"/>
    </style:style>
    <style:style style:name="presentation_5f_template-outline4" style:display-name="presentation_template-outline4" style:family="presentation" style:parent-style-name="presentation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sentation_5f_template-outline5" style:display-name="presentation_template-outline5" style:family="presentation" style:parent-style-name="presentation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6" style:display-name="presentation_template-outline6" style:family="presentation" style:parent-style-name="presentation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7" style:display-name="presentation_template-outline7" style:family="presentation" style:parent-style-name="presentation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8" style:display-name="presentation_template-outline8" style:family="presentation" style:parent-style-name="presentation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sentation_5f_template-outline9" style:display-name="presentation_template-outline9" style:family="presentation" style:parent-style-name="presentation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PageNb">
      <style:graphic-properties draw:auto-grow-width="true" fo:min-height="0.824cm" fo:min-width="2.039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sentation_5f_template-title">
      <style:graphic-properties draw:fill-color="#ffffff" draw:auto-grow-height="false" fo:min-height="3.507cm"/>
    </style:style>
    <style:style style:name="pr2" style:family="presentation" style:parent-style-name="presentation_5f_template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1.5cm" fo:margin-right="0cm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9999cc" fo:font-size="90%"/>
      </text:list-level-style-number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fo:color="#9999cc" fo:font-size="90%"/>
      </text:list-level-style-bullet>
      <text:list-level-style-bullet text:level="3" text:bullet-char="○">
        <style:list-level-properties text:space-before="3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4" text:bullet-char="○">
        <style:list-level-properties text:space-before="4.2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5" text:bullet-char="○">
        <style:list-level-properties text:space-before="5.4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6" text:bullet-char="○">
        <style:list-level-properties text:space-before="6.6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7" text:bullet-char="○">
        <style:list-level-properties text:space-before="7.8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8" text:bullet-char="○">
        <style:list-level-properties text:space-before="9cm" text:min-label-width="0.6cm"/>
        <style:text-properties fo:font-family="Arial" style:font-style-name="Normal" style:font-family-generic="swiss" style:font-pitch="variable" fo:color="#9999cc" fo:font-size="90%"/>
      </text:list-level-style-bullet>
      <text:list-level-style-bullet text:level="9" text:bullet-char="○">
        <style:list-level-properties text:space-before="10.2cm" text:min-label-width="0.6cm"/>
        <style:text-properties fo:font-family="Arial" style:font-style-name="Normal" style:font-family-generic="swiss" style:font-pitch="variable" fo:color="#9999cc" fo:font-size="9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sentation_5f_template" style:display-name="presentation_template" style:page-layout-name="PM1" draw:style-name="dp1">
      <draw:frame draw:style-name="gr3" draw:text-style-name="P3" draw:layer="backgroundobjects" svg:width="3.779cm" svg:height="21cm" svg:x="0cm" svg:y="-0.001cm">
        <draw:image xlink:href="Pictures/100000000000004B0000012C8067281A.png" xlink:type="simple" xlink:show="embed" xlink:actuate="onLoad">
          <text:p text:style-name="P5"/>
        </draw:image>
      </draw:frame>
      <draw:frame presentation:style-name="pr1" draw:text-style-name="P5" draw:layer="backgroundobjects" svg:width="16.281cm" svg:height="1.909cm" svg:x="0.418cm" svg:y="0.26cm" presentation:class="title">
        <draw:text-box>
          <text:p text:style-name="P4">Short title</text:p>
        </draw:text-box>
      </draw:frame>
      <draw:frame presentation:style-name="pr2" draw:text-style-name="P6" draw:layer="backgroundobjects" svg:width="23.624cm" svg:height="15.392cm" svg:x="3.779cm" svg:y="3.7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033cm" svg:height="1.074cm" svg:x="23.62cm" svg:y="19.345cm">
        <draw:text-box>
          <text:p text:style-name="P5"><text:span text:style-name="T2"><text:page-number>&lt;numéro&gt;</text:page-number></text:span></text:p>
        </draw:text-box>
      </draw:frame>
      <draw:frame draw:style-name="gr5" draw:text-style-name="P3" draw:layer="backgroundobjects" svg:width="7.443cm" svg:height="3.049cm" svg:x="20.041cm" svg:y="0.569cm">
        <draw:image xlink:href="Pictures/10000201000001E1000000FFBBEF2E8C.png" xlink:type="simple" xlink:show="embed" xlink:actuate="onLoad">
          <text:p text:style-name="P5"/>
        </draw:image>
      </draw:frame>
      <presentation:notes style:page-layout-name="PM2">
        <draw:page-thumbnail presentation:style-name="presentation_5f_template-title" draw:layer="backgroundobjects" svg:width="13.715cm" svg:height="2.957cm" svg:x="3.641cm" svg:y="5.246cm" presentation:class="page"/>
        <draw:frame presentation:style-name="presentation_5f_template-notes" draw:layer="backgroundobjects" svg:width="14.515cm" svg:height="11.412cm" svg:x="3.249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dc:title>OpenOffice.org around the Globe</dc:title>
    <meta:creation-date>2006-08-27T15:59:51</meta:creation-date>
    <dc:creator>Charles Schulz</dc:creator>
    <dc:date>2006-08-30T15:44:24</dc:date>
    <dc:language>en-GB</dc:language>
    <meta:editing-cycles>6</meta:editing-cycles>
    <meta:editing-duration>PT3H27M6S</meta:editing-duration>
    <meta:user-defined meta:name="Info 1"/>
    <meta:user-defined meta:name="Info 2"/>
    <meta:user-defined meta:name="Info 3"/>
    <meta:user-defined meta:name="Info 4"/>
    <meta:document-statistic meta:object-count="62"/>
  </office:meta>
</office:document-meta>
</file>